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FreeMono" officeooo:rsid="00138fe6" officeooo:paragraph-rsid="00138fe6"/>
    </style:style>
    <style:style style:name="P2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138fe6" officeooo:paragraph-rsid="00138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ay kids – K-Banda</text:p>
      <text:p text:style-name="P1"/>
      <text:p text:style-name="P2">Stray Kids é um grupo masculino sul-coreano formado pela JYP Entertainment. É composto por oito integrantes: </text:p>
      <text:p text:style-name="P2">Bang Chan, </text:p>
      <text:p text:style-name="P2">Lee Know, </text:p>
      <text:p text:style-name="P2">Changbin, </text:p>
      <text:p text:style-name="P2">Hyunjin,</text:p>
      <text:p text:style-name="P2"><text:s/>Han,</text:p>
      <text:p text:style-name="P2"><text:s/>Felix,</text:p>
      <text:p text:style-name="P2"><text:s/>Seungmin </text:p>
      <text:p text:style-name="P2">I.N. Por motivos pessoais não revelados, Woojin deixou o grupo em outubro de 201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07:45:15.833622725</meta:creation-date>
    <dc:date>2025-08-18T08:13:23.460884277</dc:date>
    <meta:editing-duration>PT17M11S</meta:editing-duration>
    <meta:editing-cycles>1</meta:editing-cycles>
    <meta:document-statistic meta:table-count="0" meta:image-count="0" meta:object-count="0" meta:page-count="1" meta:paragraph-count="10" meta:word-count="42" meta:character-count="272" meta:non-whitespace-character-count="231"/>
    <meta:generator>LibreOffice/24.2.7.2$Linux_X86_64 LibreOffice_project/420$Build-2</meta:generator>
  </office:meta>
</office:document-meta>
</file>